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Bitstream Charter" fo:font-size="32pt" style:font-size-asian="32pt" style:font-size-complex="32pt"/>
    </style:style>
    <style:style style:name="P3" style:family="paragraph" style:parent-style-name="Standard">
      <style:paragraph-properties fo:text-align="justify" style:justify-single-word="false"/>
      <style:text-properties style:font-name="Bitstream Charter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Charter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Bitstream Charter" fo:font-size="10pt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4pt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font-size="16pt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.4583in" style:auto-text-indent="false"/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size="13pt" fo:font-weight="normal" officeooo:paragraph-rsid="000e5975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T4" style:family="text">
      <style:text-properties officeooo:rsid="000ccc47"/>
    </style:style>
    <style:style style:name="T5" style:family="text">
      <style:text-properties officeooo:rsid="000e5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</text:p>
      <text:p text:style-name="P3"/>
      <text:p text:style-name="P11">I. Problem statement :</text:p>
      <text:p text:style-name="P8"/>
      <text:p text:style-name="P9">To design and implement a <text:span text:style-name="T5">array sorting</text:span> system using a TCP based client-server program in C.</text:p>
      <text:p text:style-name="P4"/>
      <text:p text:style-name="P11">II. Socket functions used :</text:p>
      <text:p text:style-name="P6"/>
      <text:p text:style-name="P3"><text:span text:style-name="T2"><text:s/></text:span><text:span text:style-name="T1">On the client side, the following functions from the standard C libraries, <text:s text:c="2"/>&lt;fcntl.h&gt; ,&lt;sys/types.h&gt; and &lt;sys/socket.h&gt; are included:</text:span></text:p>
      <text:p text:style-name="P8"/>
      <text:p text:style-name="P1"><text:span text:style-name="T3"><text:tab/>1.</text:span><text:bookmark text:name="socket"/><text:span text:style-name="T3"> </text:span><text:span text:style-name="Teletype"><text:span text:style-name="T3">socket():</text:span></text:span></text:p>
      <text:p text:style-name="P1"><text:span text:style-name="Teletype"><text:span text:style-name="T3"><text:tab/><text:tab/>Use: To get the file descriptor</text:span></text:span></text:p>
      <text:p text:style-name="P1"><text:span text:style-name="Teletype"><text:span text:style-name="T3"><text:tab/><text:tab/>Syntax: </text:span></text:span><text:span text:style-name="T3">int socket(int domain, int type, int protocol); </text:span></text:p>
      <text:p text:style-name="P9"><text:tab/>2. connect():</text:p>
      <text:p text:style-name="P9"><text:tab/><text:tab/>Used to connect using PF_INET and SOCK_STREAM.</text:p>
      <text:p text:style-name="P9"><text:tab/>3. send() and recv() are used to send messages to and from the server.</text:p>
      <text:p text:style-name="P8"><text:tab/>4. close():</text:p>
      <text:p text:style-name="P8"><text:tab/><text:tab/>Used to close the socket connection.</text:p>
      <text:p text:style-name="P8"><text:tab/></text:p>
      <text:p text:style-name="P8">On the server side, the following functions from the standard C <text:s text:c="6"/>libraries,&lt;fcntl.h&gt;, &lt;sys/types.h&gt; and &lt;sys/socket.h&gt; are included:</text:p>
      <text:p text:style-name="P8"/>
      <text:p text:style-name="P1"><text:span text:style-name="T3"><text:tab/>1.</text:span><text:bookmark text:name="socket1"/><text:span text:style-name="T3"> </text:span><text:span text:style-name="Teletype"><text:span text:style-name="T3">socket():</text:span></text:span></text:p>
      <text:p text:style-name="P1"><text:span text:style-name="Teletype"><text:span text:style-name="T3"><text:tab/><text:tab/>Use: To get the file descriptor</text:span></text:span></text:p>
      <text:p text:style-name="P1"><text:span text:style-name="Teletype"><text:span text:style-name="T3"><text:tab/><text:tab/>Syntax: </text:span></text:span><text:span text:style-name="T3">int socket(int domain, int type, int protocol); </text:span></text:p>
      <text:p text:style-name="P9"><text:tab/>2. connect():</text:p>
      <text:p text:style-name="P4"><text:tab/><text:tab/>Used to connect using PF_INET and SOCK_STREAM.</text:p>
      <text:p text:style-name="P4"><text:tab/>3. bind():</text:p>
      <text:p text:style-name="P4"><text:tab/><text:tab/>Used to bind the port number with the corresponding socket.</text:p>
      <text:p text:style-name="P4"><text:tab/>4. accept():</text:p>
      <text:p text:style-name="P4"><text:tab/><text:tab/>Used to acccept the incoming connection.</text:p>
      <text:p text:style-name="P4"><text:tab/>5. listen():</text:p>
      <text:p text:style-name="P4"><text:tab/><text:tab/>Listens to incoming requests from clients.</text:p>
      <text:p text:style-name="P4"><text:tab/>6. send() and recv() are used to send messages to and from the server.</text:p>
      <text:p text:style-name="P5"><text:tab/>7. close():</text:p>
      <text:p text:style-name="P5"><text:tab/><text:tab/>Used to close the socket connection</text:p>
      <text:p text:style-name="P7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III. <text:s/>Design :</text:p>
      <text:p text:style-name="P9"><text:tab/></text:p>
      <text:p text:style-name="P9"><text:tab/>1. <text:s/>Sockets are created on both the socket side and the client side.</text:p>
      <text:p text:style-name="P9"><text:tab/>2. <text:s/>The server is the listen() mode.</text:p>
      <text:p text:style-name="P9"><text:tab/>3. <text:s/>The client first connects to the server using connect().</text:p>
      <text:p text:style-name="P9"><text:tab/>4. <text:s/>bind() system call is used in the server side to bind the port number to the <text:s text:c="3"/>socket.</text:p>
      <text:p text:style-name="P10"><text:tab/>5. The server accepts the incoming connection from a client using accept().</text:p>
      <text:p text:style-name="P10"><text:tab/>6. <text:s/>The client first asks for <text:span text:style-name="T5">size of array</text:span>.</text:p>
      <text:p text:style-name="P10"><text:tab/>7. <text:s/>Subsequently, the client <text:span text:style-name="T5">gets input array and sends to server using send()</text:span></text:p>
      <text:p text:style-name="P14"><text:tab/><text:span text:style-name="T5">9. <text:s/>Server receives using recv()</text:span></text:p>
      <text:p text:style-name="P14"><text:tab/>8. <text:span text:style-name="T5">Server reverse the array and send back</text:span></text:p>
      <text:p text:style-name="P10"><text:tab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mi </meta:initial-creator>
    <meta:creation-date>2015-01-21T22:36:54</meta:creation-date>
    <dc:date>2016-01-13T14:21:48.571451804</dc:date>
    <meta:editing-duration>PT11M8S</meta:editing-duration>
    <meta:editing-cycles>5</meta:editing-cycles>
    <meta:generator>LibreOffice/4.3.2.2$Linux_X86_64 LibreOffice_project/430m0$Build-2</meta:generator>
    <meta:document-statistic meta:table-count="0" meta:image-count="0" meta:object-count="0" meta:page-count="2" meta:paragraph-count="41" meta:word-count="281" meta:character-count="1728" meta:non-whitespace-character-count="1417"/>
  </office:meta>
</office:document-meta>
</file>